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1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eo Wiener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pril 8, 1897</text:p>
      <text:p text:style-name="P2">Month<text:tab/><text:tab/><text:tab/><text:tab/><text:tab/><text:tab/>April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Cambridge</text:p>
      <text:p text:style-name="P2">State<text:tab/><text:tab/><text:tab/><text:tab/><text:tab/><text:tab/>M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Harvard University/</text:p>
      <text:p text:style-name="P6">Cambridge./</text:p>
      <text:p text:style-name="P7">24 Leonard Ave./</text:p>
      <text:p text:style-name="P7">April 8, 1897/</text:p>
      <text:p text:style-name="P5">Dear Sir,/</text:p>
      <text:p text:style-name="P5"><text:tab/>I take the liberty of handing/ you a complete copy of the reprint/ of my article on the Ferrara Bible./ <text:s/>My occupation with Judaeo-Spanish/ has come to a temporary stop through/ my appointment to the instructor-/ship in the Slavic Languages, but I/ expect some day to proceed in the/ investigation of the language and/ literature of the Spanish Jews./</text:p>
      <text:p text:style-name="P5"/>
      <text:p text:style-name="P5">[Page 2]</text:p>
      <text:p text:style-name="P5">I wish to consult you on the feasib-/ility of approaching the Portuguese (Spanish)/ Jews of America with a view of obtaining/ a gift of money for the Harvard Univer-/sity Library with which to make a/ <text:soft-page-break/>complete collection of works touching/ the language, literature and History/ of the Spanish Jews. <text:s/>This is an age/ of special collections of libraries, and/ America, through its accumulated wealth/ and the public spirit of its citizens,/ is at present leading in this movement./ <text:s/>It is only within the last decade that/ Cornell has created the finest Dante/ collection outside of Italy, and the/ finest Rumunsch Library in the world./ <text:s/>Harvard has just started a Slavic collection,/</text:p>
      <text:p text:style-name="P5"/>
      <text:p text:style-name="P5">[Page 3]</text:p>
      <text:p text:style-name="P5">and so forth. <text:s/>I should like to see Harvard/ University doing something for the important/ and interesting study of the Spanish/ Jews; this will naturally occur when/ it will possess the facilities for such/ work. <text:s/>This University is eminently fitted/ to be the promoter of investigations in/ this line, both on account of the liberal/ spirit of the institution, and its/ nearness to the Boston Public Library/ which contains the largest and best/ (Ticknor's) Spanish Library in America./ <text:s/>I should, therefore, hail it as a piece of good/ luck for the University, and the Spanish/ Jews of America as well, if it were possible/ to buy up all works mentioned in/ Kayserling's Biblioteca Espa<text:span text:style-name="T2">ñ</text:span><text:span text:style-name="T3">ola-Portugueza-/</text:span></text:p>
      <text:p text:style-name="P5"><text:span text:style-name="T3"/></text:p>
      <text:p text:style-name="P5"><text:span text:style-name="T3">[Page 4]</text:span></text:p>
      <text:p text:style-name="P5"><text:span text:style-name="T3">Judaica, and others not given there./ <text:s/>I am sure there are enough public spirited/ Jews in this country who would be willing/ to give a sum of $10.000, or more/ or less, to perpetuate their name in/ so worthy a cause. <text:s/>The history and/ language of their forefathers and/ brothers in the diaspora has been sadly/ neglected, and it is time, something should/ be done for them. <text:s/>Some wealthy New/ York Jews, whose name I do not just/ now remember, have earned a grateful/ memory at Harvard for their large gifts/ to the Semitic Department, and I hope/ the Spanish Jews may be able to do some-/thing too. <text:s/>Can you advise me in/ the matter? <text:s/>Yours sincerely/ Leo Wiener/</text:span></text:p>
      <text:p text:style-name="P5"><text:span text:style-name="T3">Dr.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1:20:05.84</meta:creation-date>
    <dc:date>2012-01-10T12:00:16.76</dc:date>
    <dc:creator>Penn Libraries</dc:creator>
    <meta:editing-duration>PT00H09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589" meta:character-count="3779"/>
  </office:meta>
</office:document-meta>
</file>